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language="ru" fo:country="RU"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Standard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3">
      <style:text-properties style:font-name="Cambria" fo:language="ru" fo:country="RU"/>
    </style:style>
    <style:style style:name="P15" style:family="paragraph" style:parent-style-name="Text_20_body" style:list-style-name="L4">
      <style:text-properties style:font-name="Cambria" fo:language="ru" fo:country="RU"/>
    </style:style>
    <style:style style:name="P16" style:family="paragraph" style:parent-style-name="Text_20_body" style:list-style-name="L4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1.011cm" svg:height="0.9cm" draw:z-index="0"><draw:image xlink:href="../images/0662.png" xlink:type="simple" xlink:show="embed" xlink:actuate="onLoad"/></draw:frame></text:p>
          </table:table-cell>
          <table:table-cell table:style-name="Table1.B1" office:value-type="string">
            <text:h text:style-name="P11" text:outline-level="1">Двигатель асинхронный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379cm" svg:height="1.379cm" draw:z-index="1"><draw:image xlink:href="../images/0662_in_scheme.png" xlink:type="simple" xlink:show="embed" xlink:actuate="onLoad"/></draw:frame>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8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асинхронного двигателя (ДА).</text:p>
            <text:p text:style-name="P2">В системах автоматического регулирования применяют как трехфазные, так и двухфазные асинхронные электродвигатели. Трехфазные ДА являются двигателями общепромышленного применения, двухфазные ДА – это специальные двигатели, получившие название исполнительных асинхронных двигателей (ИДА).</text:p>
            <text:p text:style-name="P3">Расчетная схема и дифференциальные уравнения</text:p>
            <text:p text:style-name="P4">Как двухфазные, так и трехфазные ДА принято описывать системой дифференциальных уравнений в неподвижной системе координат<draw:frame draw:style-name="fr3" draw:name="Объект26" text:anchor-type="as-char" svg:width="1.334cm" svg:height="0.621cm" draw:z-index="2"><draw:object xlink:href="./Object 26" xlink:type="simple" xlink:show="embed" xlink:actuate="onLoad"/><draw:image xlink:href="./ObjectReplacements/Object 26" xlink:type="simple" xlink:show="embed" xlink:actuate="onLoad"/></draw:frame>. При этом трехфазные машины приводят к двухфазным. Расчетная схема ДА представлена на рисунках 1 и 2:</text:p>
            <text:p text:style-name="P5"><draw:frame draw:style-name="fr2" draw:name="Графический объект3" text:anchor-type="as-char" svg:width="13.229cm" svg:height="11.139cm" draw:z-index="3"><draw:image xlink:href="../images/0662-ris-1.png" xlink:type="simple" xlink:show="embed" xlink:actuate="onLoad"/></draw:frame></text:p>
            <text:p text:style-name="P5">Рисунок 1</text:p>
            <text:p text:style-name="P5"><text:soft-page-break/><draw:frame draw:style-name="fr2" draw:name="Графический объект4" text:anchor-type="as-char" svg:width="16.457cm" svg:height="5.662cm" draw:z-index="4"><draw:image xlink:href="../images/0662-ris-2.PNG" xlink:type="simple" xlink:show="embed" xlink:actuate="onLoad"/></draw:frame></text:p>
            <text:p text:style-name="P5">Рисунок 2</text:p>
            <text:p text:style-name="P6">Система дифференциальных уравнении ДА для неподвижной системы координат, связанной со статором, и вращающейся системы координат, связанной с ротором, имеет вид:</text:p>
            <text:p text:style-name="P7"><draw:frame draw:style-name="fr3" draw:name="Объект6" text:anchor-type="as-char" svg:width="7.791cm" svg:height="5.554cm" draw:z-index="5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2">где<draw:frame draw:style-name="fr3" draw:name="Объект7" text:anchor-type="as-char" svg:width="1.48cm" svg:height="0.621cm" draw:z-index="6"><draw:object xlink:href="./Object 7" xlink:type="simple" xlink:show="embed" xlink:actuate="onLoad"/><draw:image xlink:href="./ObjectReplacements/Object 7" xlink:type="simple" xlink:show="embed" xlink:actuate="onLoad"/></draw:frame>– активные сопротивления обмоток статора и ротора;</text:p>
            <text:p text:style-name="P2"><draw:frame draw:style-name="fr3" draw:name="Объект27" text:anchor-type="as-char" svg:width="7.228cm" svg:height="0.631cm" draw:z-index="7"><draw:object xlink:href="./Object 27" xlink:type="simple" xlink:show="embed" xlink:actuate="onLoad"/><draw:image xlink:href="./ObjectReplacements/Object 27" xlink:type="simple" xlink:show="embed" xlink:actuate="onLoad"/></draw:frame>– потокосцепления статора и ротора по осям<draw:frame draw:style-name="fr3" draw:name="Объект28" text:anchor-type="as-char" svg:width="0.527cm" svg:height="0.28cm" draw:z-index="8"><draw:object xlink:href="./Object 28" xlink:type="simple" xlink:show="embed" xlink:actuate="onLoad"/><draw:image xlink:href="./ObjectReplacements/Object 28" xlink:type="simple" xlink:show="embed" xlink:actuate="onLoad"/></draw:frame>и<draw:frame draw:style-name="fr3" draw:name="Объект29" text:anchor-type="as-char" svg:width="0.471cm" svg:height="0.489cm" draw:z-index="9"><draw:object xlink:href="./Object 29" xlink:type="simple" xlink:show="embed" xlink:actuate="onLoad"/><draw:image xlink:href="./ObjectReplacements/Object 29" xlink:type="simple" xlink:show="embed" xlink:actuate="onLoad"/></draw:frame>соответственно.</text:p>
            <text:p text:style-name="P2">ЭДС вращения, вводимые в уравнения обмоток ротора, определяются как</text:p>
            <text:p text:style-name="P2"><draw:frame draw:style-name="fr3" draw:name="Объект30" text:anchor-type="as-char" svg:width="6.546cm" svg:height="1.415cm" draw:z-index="10"><draw:object xlink:href="./Object 30" xlink:type="simple" xlink:show="embed" xlink:actuate="onLoad"/><draw:image xlink:href="./ObjectReplacements/Object 30" xlink:type="simple" xlink:show="embed" xlink:actuate="onLoad"/></draw:frame>(2)</text:p>
            <text:p text:style-name="P2">где<draw:frame draw:style-name="fr3" draw:name="Объект31" text:anchor-type="as-char" svg:width="0.741cm" svg:height="0.549cm" draw:z-index="11"><draw:object xlink:href="./Object 31" xlink:type="simple" xlink:show="embed" xlink:actuate="onLoad"/><draw:image xlink:href="./ObjectReplacements/Object 31" xlink:type="simple" xlink:show="embed" xlink:actuate="onLoad"/></draw:frame>– частота вращения ротора,<draw:frame draw:style-name="fr3" draw:name="Объект32" text:anchor-type="as-char" svg:width="0.697cm" svg:height="0.621cm" draw:z-index="12"><draw:object xlink:href="./Object 32" xlink:type="simple" xlink:show="embed" xlink:actuate="onLoad"/><draw:image xlink:href="./ObjectReplacements/Object 32" xlink:type="simple" xlink:show="embed" xlink:actuate="onLoad"/></draw:frame>– число пар полюсов,<draw:frame draw:style-name="fr3" draw:name="Объект33" text:anchor-type="as-char" svg:width="0.699cm" svg:height="0.432cm" draw:z-index="13"><draw:object xlink:href="./Object 33" xlink:type="simple" xlink:show="embed" xlink:actuate="onLoad"/><draw:image xlink:href="./ObjectReplacements/Object 33" xlink:type="simple" xlink:show="embed" xlink:actuate="onLoad"/><svg:desc>формула</svg:desc></draw:frame>– частота вращения электромагнитного поля (частота питающего напряжения),<draw:frame draw:style-name="fr3" draw:name="Объект34" text:anchor-type="as-char" svg:width="1.752cm" svg:height="1.124cm" draw:z-index="14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      <text:p text:style-name="P2">Потокосцепления обмоток машины равны:</text:p>
            <text:p text:style-name="P2"><draw:frame draw:style-name="fr3" draw:name="Объект8" text:anchor-type="as-char" svg:width="6.489cm" svg:height="2.829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(3)</text:p>
            <text:p text:style-name="P2">где<draw:frame draw:style-name="fr3" draw:name="Объект9" text:anchor-type="as-char" svg:width="1.647cm" svg:height="0.621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– коэффициенты самоиндукции обмоток статора и ротора, <draw:frame draw:style-name="fr3" draw:name="Объект10" text:anchor-type="as-char" svg:width="0.75cm" svg:height="0.621cm" draw:z-index="17"><draw:object xlink:href="./Object 10" xlink:type="simple" xlink:show="embed" xlink:actuate="onLoad"/><draw:image xlink:href="./ObjectReplacements/Object 10" xlink:type="simple" xlink:show="embed" xlink:actuate="onLoad"/></draw:frame>– коэффициент взаимоиндукции между контурами статора и ротора при совпадении их осей.</text:p>
            <text:p text:style-name="P2"><text:soft-page-break/>Решая систему линейных уравнений (3), получаем:</text:p>
            <text:p text:style-name="P2"><draw:frame draw:style-name="fr3" draw:name="Объект11" text:anchor-type="as-char" svg:width="7.835cm" svg:height="6.186cm" draw:z-index="18"><draw:object xlink:href="./Object 11" xlink:type="simple" xlink:show="embed" xlink:actuate="onLoad"/><draw:image xlink:href="./ObjectReplacements/Object 11" xlink:type="simple" xlink:show="embed" xlink:actuate="onLoad"/><svg:desc>формула</svg:desc></draw:frame>(4)</text:p>
            <text:p text:style-name="P2">Уравнение равновесия моментов:</text:p>
            <text:p text:style-name="P2"><draw:frame draw:style-name="fr3" draw:name="Объект12" text:anchor-type="as-char" svg:width="6.313cm" svg:height="1.168cm" draw:z-index="19"><draw:object xlink:href="./Object 12" xlink:type="simple" xlink:show="embed" xlink:actuate="onLoad"/><draw:image xlink:href="./ObjectReplacements/Object 12" xlink:type="simple" xlink:show="embed" xlink:actuate="onLoad"/><svg:desc>формула</svg:desc></draw:frame>(5)</text:p>
            <text:p text:style-name="P2"><draw:frame draw:style-name="fr3" draw:name="Объект13" text:anchor-type="as-char" svg:width="8.024cm" svg:height="1.312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(6)</text:p>
            <text:p text:style-name="P2">s — коэффициент скольжения вектора скорости вращения ротора относительно вектора вращающегося магнитного поля.</text:p>
            <text:p text:style-name="P2">При записи через потокосцепления и токи, электромагнитный момент для двухфазного ДА равен:</text:p>
            <text:p text:style-name="P2"><draw:frame draw:style-name="fr3" draw:name="Объект14" text:anchor-type="as-char" svg:width="8.742cm" svg:height="0.697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(7)</text:p>
            <text:p text:style-name="P2">Электромагнитный момент для трехфазного ДА равен</text:p>
            <text:p text:style-name="P2"><draw:frame draw:style-name="fr3" draw:name="Объект15" text:anchor-type="as-char" svg:width="9.262cm" svg:height="1.168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(8)</text:p>
            <text:p text:style-name="P3">Уравнения состояния асинхронного электродвигателя</text:p>
            <text:p text:style-name="P2">Результирующий магнитный поток, созданный какой-либо обмоткой обобщенной машины принято подразделять на основной магнитный поток и поток рассеяния, например, поток, созданный обмоткой статора, равен<draw:frame draw:style-name="fr3" draw:name="Объект19" text:anchor-type="as-char" svg:width="4.075cm" svg:height="0.621cm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, где<draw:frame draw:style-name="fr3" draw:name="Объект20" text:anchor-type="as-char" svg:width="0.915cm" svg:height="0.621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– основной магнитный поток, <draw:frame draw:style-name="fr3" draw:name="Объект21" text:anchor-type="as-char" svg:width="0.99cm" svg:height="0.621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– поток рассеяния. Соответственно индуктивности обмоток можно разделить на основные и индуктивности рассеяния:</text:p>
            <text:p text:style-name="P2"><draw:frame draw:style-name="fr3" draw:name="Объект5" text:anchor-type="as-char" svg:width="8.527cm" svg:height="0.621cm" draw:z-index="26"><draw:object xlink:href="./Object 5" xlink:type="simple" xlink:show="embed" xlink:actuate="onLoad"/><draw:image xlink:href="./ObjectReplacements/Object 5" xlink:type="simple" xlink:show="embed" xlink:actuate="onLoad"/><svg:desc>формула</svg:desc></draw:frame>(9)</text:p>
            <text:p text:style-name="P2">и индуктивные сопротивления:</text:p>
            <text:p text:style-name="P2"><draw:frame draw:style-name="fr3" draw:name="Объект22" text:anchor-type="as-char" svg:width="13.286cm" svg:height="0.621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2">Введем равенство:</text:p>
            <text:p text:style-name="P2"><text:s/><draw:frame draw:style-name="fr3" draw:name="Объект23" text:anchor-type="as-char" svg:width="7.474cm" svg:height="0.621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или<draw:frame draw:style-name="fr3" draw:name="Объект24" text:anchor-type="as-char" svg:width="7.267cm" svg:height="0.621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2">где<draw:frame draw:style-name="fr3" draw:name="Объект25" text:anchor-type="as-char" svg:width="0.75cm" svg:height="0.621cm" draw:z-index="30"><draw:object xlink:href="./Object 25" xlink:type="simple" xlink:show="embed" xlink:actuate="onLoad"/><draw:image xlink:href="./ObjectReplacements/Object 25" xlink:type="simple" xlink:show="embed" xlink:actuate="onLoad"/></draw:frame>– индуктивность цепи намагничивания;</text:p>
            <text:p text:style-name="P2"><draw:frame draw:style-name="fr3" draw:name="Объект46" text:anchor-type="as-char" svg:width="0.707cm" svg:height="0.621cm" draw:z-index="31"><draw:object xlink:href="./Object 46" xlink:type="simple" xlink:show="embed" xlink:actuate="onLoad"/><draw:image xlink:href="./ObjectReplacements/Object 46" xlink:type="simple" xlink:show="embed" xlink:actuate="onLoad"/></draw:frame>– индуктивное сопротивление цепи намагничивания;</text:p>
            <text:p text:style-name="P2"><text:soft-page-break/><draw:frame draw:style-name="fr3" draw:name="Объект47" text:anchor-type="as-char" svg:width="0.896cm" svg:height="0.621cm" draw:z-index="32"><draw:object xlink:href="./Object 47" xlink:type="simple" xlink:show="embed" xlink:actuate="onLoad"/><draw:image xlink:href="./ObjectReplacements/Object 47" xlink:type="simple" xlink:show="embed" xlink:actuate="onLoad"/><svg:desc>формула</svg:desc></draw:frame>– индуктивность рассеяния обмотки статора;</text:p>
            <text:p text:style-name="P2"><draw:frame draw:style-name="fr3" draw:name="Объект48" text:anchor-type="as-char" svg:width="1.109cm" svg:height="0.621cm" draw:z-index="33"><draw:object xlink:href="./Object 48" xlink:type="simple" xlink:show="embed" xlink:actuate="onLoad"/><draw:image xlink:href="./ObjectReplacements/Object 48" xlink:type="simple" xlink:show="embed" xlink:actuate="onLoad"/></draw:frame>– приведенная индуктивность рассеяния обмотки ротора;</text:p>
            <text:p text:style-name="P2"><draw:frame draw:style-name="fr3" draw:name="Объект49" text:anchor-type="as-char" svg:width="1.785cm" svg:height="0.621cm" draw:z-index="34"><draw:object xlink:href="./Object 49" xlink:type="simple" xlink:show="embed" xlink:actuate="onLoad"/><draw:image xlink:href="./ObjectReplacements/Object 49" xlink:type="simple" xlink:show="embed" xlink:actuate="onLoad"/><svg:desc>формула</svg:desc></draw:frame>– индуктивность основного потока обмотки статора;</text:p>
            <text:p text:style-name="P2"><draw:frame draw:style-name="fr3" draw:name="Объект50" text:anchor-type="as-char" svg:width="1.785cm" svg:height="0.621cm" draw:z-index="35"><draw:object xlink:href="./Object 50" xlink:type="simple" xlink:show="embed" xlink:actuate="onLoad"/><draw:image xlink:href="./ObjectReplacements/Object 50" xlink:type="simple" xlink:show="embed" xlink:actuate="onLoad"/><svg:desc>формула</svg:desc></draw:frame>– приведенная индуктивность основного потока обмотки ротора;</text:p>
            <text:p text:style-name="P2"><draw:frame draw:style-name="fr3" draw:name="Объект51" text:anchor-type="as-char" svg:width="3.23cm" svg:height="0.621cm" draw:z-index="36"><draw:object xlink:href="./Object 51" xlink:type="simple" xlink:show="embed" xlink:actuate="onLoad"/><draw:image xlink:href="./ObjectReplacements/Object 51" xlink:type="simple" xlink:show="embed" xlink:actuate="onLoad"/><svg:desc>формула</svg:desc></draw:frame>– приведенные взаимоиндуктивности обмоток.</text:p>
            <text:p text:style-name="P2">Систему уравнений ДА (1) – (7) запишем в форме Коши, одновременно заменяя токи обмоток через функции потокосцеплений, а индуктивности обмоток через основные и индуктивности рассеяния. Из системы уравнений (3) находим:</text:p>
            <text:p text:style-name="P2"><draw:frame draw:style-name="fr3" draw:name="Объект52" text:anchor-type="as-char" svg:width="9.361cm" svg:height="5.877cm" draw:z-index="37"><draw:object xlink:href="./Object 52" xlink:type="simple" xlink:show="embed" xlink:actuate="onLoad"/><draw:image xlink:href="./ObjectReplacements/Object 52" xlink:type="simple" xlink:show="embed" xlink:actuate="onLoad"/><svg:desc>формула</svg:desc></draw:frame>(10)</text:p>
            <text:p text:style-name="P2">Заменяя токи в выражении (7) получаем</text:p>
            <text:p text:style-name="P2"><draw:frame draw:style-name="fr3" draw:name="Объект53" text:anchor-type="as-char" svg:width="9.975cm" svg:height="1.168cm" draw:z-index="38"><draw:object xlink:href="./Object 53" xlink:type="simple" xlink:show="embed" xlink:actuate="onLoad"/><draw:image xlink:href="./ObjectReplacements/Object 53" xlink:type="simple" xlink:show="embed" xlink:actuate="onLoad"/></draw:frame>(11)</text:p>
            <text:p text:style-name="P2">где<draw:frame draw:style-name="fr3" draw:name="Объект54" text:anchor-type="as-char" svg:width="0.755cm" svg:height="0.621cm" draw:z-index="39"><draw:object xlink:href="./Object 54" xlink:type="simple" xlink:show="embed" xlink:actuate="onLoad"/><draw:image xlink:href="./ObjectReplacements/Object 54" xlink:type="simple" xlink:show="embed" xlink:actuate="onLoad"/><svg:desc>формула</svg:desc></draw:frame>– число фаз питающего напряжения.</text:p>
            <text:p text:style-name="P2">Подставляем полученные значения токов и момента в уравнения (1) и (4), обозначая<draw:frame draw:style-name="fr3" draw:name="Объект55" text:anchor-type="as-char" svg:width="6.228cm" svg:height="0.621cm" draw:z-index="40"><draw:object xlink:href="./Object 55" xlink:type="simple" xlink:show="embed" xlink:actuate="onLoad"/><draw:image xlink:href="./ObjectReplacements/Object 55" xlink:type="simple" xlink:show="embed" xlink:actuate="onLoad"/><svg:desc>формула</svg:desc></draw:frame>, имеем</text:p>
            <text:p text:style-name="P2"><draw:frame draw:style-name="fr3" draw:name="Объект56" text:anchor-type="as-char" svg:width="15.637cm" svg:height="8.274cm" draw:z-index="41"><draw:object xlink:href="./Object 56" xlink:type="simple" xlink:show="embed" xlink:actuate="onLoad"/><draw:image xlink:href="./ObjectReplacements/Object 56" xlink:type="simple" xlink:show="embed" xlink:actuate="onLoad"/><svg:desc>формула</svg:desc></draw:frame>(12)</text:p>
            <text:p text:style-name="P2">Уравнения (12) можно рассматривать как уравнения состояния ДА. В качестве переменных состояния здесь выступают проекции потокосцеплений на ортогональные оси, угловая скорость вращения ротора и угол поворота ротора. Внешними воздействиями на двигатель являются напряжения статора <text:soft-page-break/>(образующие вектор управления) и момент сил сопротивления.</text:p>
            <text:p text:style-name="P2">Блок имеет 3 входных и 3 выходных сигнала. </text:p>
            <text:p text:style-name="P2"><text:span text:style-name="T1">В</text:span><text:span text:style-name="T1">ходные сигналы</text:span>:</text:p>
            <text:list xml:id="list6202661497729770519" text:style-name="L1">
              <text:list-item>
                <text:p text:style-name="P12">Напряжение на обмотке статора<draw:frame draw:style-name="fr3" draw:name="Объект16" text:anchor-type="as-char" svg:width="1.58cm" svg:height="0.621cm" draw:z-index="42"><draw:object xlink:href="./Object 16" xlink:type="simple" xlink:show="embed" xlink:actuate="onLoad"/><draw:image xlink:href="./ObjectReplacements/Object 16" xlink:type="simple" xlink:show="embed" xlink:actuate="onLoad"/><svg:desc>формула</svg:desc></draw:frame>в неподвижной системе координат, В.</text:p>
              </text:list-item>
              <text:list-item>
                <text:p text:style-name="P12">Напряжение на обмотке статора<draw:frame draw:style-name="fr3" draw:name="Объект18" text:anchor-type="as-char" svg:width="1.542cm" svg:height="0.631cm" draw:z-index="43"><draw:object xlink:href="./Object 18" xlink:type="simple" xlink:show="embed" xlink:actuate="onLoad"/><draw:image xlink:href="./ObjectReplacements/Object 18" xlink:type="simple" xlink:show="embed" xlink:actuate="onLoad"/><svg:desc>формула</svg:desc></draw:frame>в неподвижной системе координат, В.</text:p>
              </text:list-item>
              <text:list-item>
                <text:p text:style-name="P12">Возмущающий момент <draw:frame draw:style-name="fr3" draw:name="Объект17" text:anchor-type="as-char" svg:width="1.898cm" svg:height="0.621cm" draw:z-index="44"><draw:object xlink:href="./Object 17" xlink:type="simple" xlink:show="embed" xlink:actuate="onLoad"/><draw:image xlink:href="./ObjectReplacements/Object 17" xlink:type="simple" xlink:show="embed" xlink:actuate="onLoad"/></draw:frame>, Н<text:span text:style-name="T3">·</text:span>м.</text:p>
              </text:list-item>
            </text:list>
            <text:p text:style-name="P2"><text:span text:style-name="T1">В</text:span><text:span text:style-name="T1">ыходны</text:span><text:span text:style-name="T1">е</text:span><text:span text:style-name="T1"> сигналы</text:span>:</text:p>
            <text:list xml:id="list7123738709685534103" text:style-name="L2">
              <text:list-item>
                <text:p text:style-name="P13">Угол <text:span text:style-name="T3">поворота</text:span> вала<draw:frame draw:style-name="fr3" draw:name="Объект1" text:anchor-type="as-char" svg:width="1.051cm" svg:height="0.564cm" draw:z-index="45"><draw:object xlink:href="./Object 1" xlink:type="simple" xlink:show="embed" xlink:actuate="onLoad"/><draw:image xlink:href="./ObjectReplacements/Object 1" xlink:type="simple" xlink:show="embed" xlink:actuate="onLoad"/></draw:frame>, рад.</text:p>
              </text:list-item>
              <text:list-item>
                <text:p text:style-name="P13"><text:span text:style-name="T3">Угловая скорость (частота) вращения </text:span><text:span text:style-name="T3"><draw:frame draw:style-name="fr3" draw:name="Объект2" text:anchor-type="as-char" svg:width="1.254cm" svg:height="0.564cm" draw:z-index="46"><draw:object xlink:href="./Object 2" xlink:type="simple" xlink:show="embed" xlink:actuate="onLoad"/><draw:image xlink:href="./ObjectReplacements/Object 2" xlink:type="simple" xlink:show="embed" xlink:actuate="onLoad"/></draw:frame></text:span><text:span text:style-name="T3">, рад/с.</text:span></text:p>
              </text:list-item>
              <text:list-item>
                <text:p text:style-name="P13"><text:span text:style-name="T3">Электромеханический момент на валу ротора двигателя</text:span><text:span text:style-name="T3"><draw:frame draw:style-name="fr3" draw:name="Объект3" text:anchor-type="as-char" svg:width="1.274cm" svg:height="0.621cm" draw:z-index="47"><draw:object xlink:href="./Object 3" xlink:type="simple" xlink:show="embed" xlink:actuate="onLoad"/><draw:image xlink:href="./ObjectReplacements/Object 3" xlink:type="simple" xlink:show="embed" xlink:actuate="onLoad"/></draw:frame></text:span><text:span text:style-name="T3">, Н·м;</text:span></text:p>
              </text:list-item>
            </text:list>
            <text:p text:style-name="P2">Дополнительно на третий выход можно выводить:</text:p>
            <text:list xml:id="list8793831871399829478" text:style-name="L3">
              <text:list-item>
                <text:p text:style-name="P14">Ток в обмотке статора<draw:frame draw:style-name="fr3" draw:name="Объект4" text:anchor-type="as-char" svg:width="1.312cm" svg:height="0.621cm" draw:z-index="48"><draw:object xlink:href="./Object 4" xlink:type="simple" xlink:show="embed" xlink:actuate="onLoad"/><draw:image xlink:href="./ObjectReplacements/Object 4" xlink:type="simple" xlink:show="embed" xlink:actuate="onLoad"/></draw:frame>, А.</text:p>
              </text:list-item>
              <text:list-item>
                <text:p text:style-name="P14">Ток в обмотке статора<draw:frame draw:style-name="fr3" draw:name="Объект35" text:anchor-type="as-char" svg:width="1.272cm" svg:height="0.631cm" draw:z-index="49"><draw:object xlink:href="./Object 35" xlink:type="simple" xlink:show="embed" xlink:actuate="onLoad"/><draw:image xlink:href="./ObjectReplacements/Object 35" xlink:type="simple" xlink:show="embed" xlink:actuate="onLoad"/><svg:desc>формула</svg:desc></draw:frame>, А.</text:p>
              </text:list-item>
            </text:list>
            <text:p text:style-name="P2"><text:span text:style-name="T2">Свойства</text:span>:</text:p>
            <text:list xml:id="list4427854945763388157" text:style-name="L4">
              <text:list-item>
                <text:p text:style-name="P15"><text:span text:style-name="T3">Сопротивление цепи статора</text:span><text:span text:style-name="T3"><draw:frame draw:style-name="fr3" draw:name="Объект36" text:anchor-type="as-char" svg:width="0.693cm" svg:height="0.621cm" draw:z-index="50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3">, Ом;</text:span></text:p>
              </text:list-item>
              <text:list-item>
                <text:p text:style-name="P15"><text:span text:style-name="T3">Сопротивление цепи ротора</text:span><text:span text:style-name="T3"><draw:frame draw:style-name="fr3" draw:name="Объект37" text:anchor-type="as-char" svg:width="0.704cm" svg:height="0.621cm" draw:z-index="51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">, Ом;</text:span></text:p>
              </text:list-item>
              <text:list-item>
                <text:p text:style-name="P15"><text:span text:style-name="T3">Индуктивность цепи статора</text:span><text:span text:style-name="T3"><draw:frame draw:style-name="fr3" draw:name="Объект38" text:anchor-type="as-char" svg:width="0.67cm" svg:height="0.621cm" draw:z-index="52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5"><text:span text:style-name="T3">Индуктивность цепи ротора</text:span><text:span text:style-name="T3"><draw:frame draw:style-name="fr3" draw:name="Объект39" text:anchor-type="as-char" svg:width="0.683cm" svg:height="0.621cm" draw:z-index="53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5"><text:span text:style-name="T3">Взаимная индуктивность</text:span><text:span text:style-name="T3"><draw:frame draw:style-name="fr3" draw:name="Объект40" text:anchor-type="as-char" svg:width="0.75cm" svg:height="0.621cm" draw:z-index="54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5"><text:span text:style-name="T3">Момент инерции, приведённый к валу ротора</text:span><text:span text:style-name="T3"><draw:frame draw:style-name="fr3" draw:name="Объект41" text:anchor-type="as-char" svg:width="0.72cm" svg:height="0.554cm" draw:z-index="55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">, кг·м2.</text:span></text:p>
              </text:list-item>
              <text:list-item>
                <text:p text:style-name="P15"><text:span text:style-name="T3">Число полюсов</text:span><text:span text:style-name="T3"><draw:frame draw:style-name="fr3" draw:name="Объект42" text:anchor-type="as-char" svg:width="0.697cm" svg:height="0.621cm" draw:z-index="56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3">, шт.</text:span></text:p>
              </text:list-item>
              <text:list-item>
                <text:p text:style-name="P15"><text:span text:style-name="T3">Число фаз питающего напряжения</text:span><text:span text:style-name="T3"><draw:frame draw:style-name="fr3" draw:name="Объект43" text:anchor-type="as-char" svg:width="0.755cm" svg:height="0.621cm" draw:z-index="57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">, шт.</text:span></text:p>
              </text:list-item>
              <text:list-item>
                <text:p text:style-name="P15"><text:span text:style-name="T3">Начальный угол поворота ротора</text:span><text:span text:style-name="T3"><draw:frame draw:style-name="fr3" draw:name="Объект44" text:anchor-type="as-char" svg:width="1.136cm" svg:height="0.564cm" draw:z-index="58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">, рад.</text:span></text:p>
              </text:list-item>
              <text:list-item>
                <text:p text:style-name="P15"><text:span text:style-name="T3">Начальная частота вращения ротора</text:span><text:span text:style-name="T3"><draw:frame draw:style-name="fr3" draw:name="Объект45" text:anchor-type="as-char" svg:width="1.339cm" svg:height="0.564cm" draw:z-index="59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">, рад/c.</text:span></text:p>
              </text:list-item>
              <text:list-item>
                <text:p text:style-name="P16">Начальное потокосцепление в обмотке q статора, В·с.</text:p>
              </text:list-item>
              <text:list-item>
                <text:p text:style-name="P16">Начальное потокосцепление в обмотке q ротора, В·с.</text:p>
              </text:list-item>
              <text:list-item>
                <text:p text:style-name="P16">Начальное потокосцепление в обмотке d статора, В·с.</text:p>
              </text:list-item>
              <text:list-item>
                <text:p text:style-name="P16">Начальное потокосцепление в обмотке d ротора, В·с.</text:p>
              </text:list-item>
              <text:list-item>
                <text:p text:style-name="P16">Дополнительный вывод.</text:p>
              </text:list-item>
            </text:list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асинхронный</dc:title>
    <dc:date>2014-12-09T22:25:41.68</dc:date>
    <meta:generator>OpenOffice/4.1.1$Win32 OpenOffice.org_project/411m6$Build-9775</meta:generator>
    <meta:editing-duration>PT5H10M20S</meta:editing-duration>
    <meta:editing-cycles>83</meta:editing-cycles>
    <meta:document-statistic meta:table-count="1" meta:image-count="4" meta:object-count="56" meta:page-count="5" meta:paragraph-count="83" meta:word-count="590" meta:character-count="4264"/>
  </office:meta>
</office:document-meta>
</file>

<file path=Object 1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0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1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1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1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%PSI_{%alpha c}(t) cdot L_2 ~-~ %PSI_{%alpha p}(t) cdot L_m} over {L_1 cdot L_2 ~-~ L_m^2}, #
i_{%beta c}(t)  ~=~ {%PSI_{%beta  c}(t) cdot L_2 ~-~ %PSI_{%beta  p}(t) cdot L_m} over {L_1 cdot L_2 ~-~ L_m^2}, #
i_{%alpha p}(t) ~=~ {%PSI_{%alpha p}(t) cdot L_1 ~-~ %PSI_{%alpha c}(t) cdot L_m} over {L_1 cdot L_2 ~-~ L_m^2}, #
i_{%beta p}(t)  ~=~ {%PSI_{%beta  p}(t) cdot L_1 ~-~ %PSI_{%beta  c}(t) cdot L_m} over {L_1 cdot L_2 ~-~ L_m^2},
} right none</annotation>
  </semantics>
</math>
</file>

<file path=Object 12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  <mrow>
        <mi/>
        <mo stretchy="false">=</mo>
        <mi/>
      </mrow>
      <msub>
        <mi>M</mi>
        <mi mathvariant="italic">возм</mi>
      </msub>
      <mrow>
        <mo stretchy="false">(</mo>
        <mrow>
          <mi>t</mi>
        </mrow>
        <mo stretchy="false">)</mo>
      </mrow>
      <mrow>
        <mi/>
        <mo stretchy="false">+</mo>
        <mi/>
      </mrow>
      <mrow>
        <msub>
          <mi>J</mi>
          <mrow>
            <mo stretchy="false">Σ</mo>
          </mrow>
        </msub>
        <mo stretchy="false">⋅</mo>
        <mrow>
          <mfrac>
            <mrow>
              <mi>d</mi>
              <mo stretchy="false">Ω</mo>
            </mrow>
            <mrow>
              <mi mathvariant="italic">dt</mi>
            </mrow>
          </mfrac>
        </mrow>
      </mrow>
    </mrow>
    <annotation encoding="StarMath 5.0">M(t) ~=~ M_возм(t) ~+~J_{%SIGMA} cdot {{d %OMEGA} over {dt}}</annotation>
  </semantics>
</math>
</file>

<file path=Object 13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  <mrow>
        <mi/>
        <mo stretchy="false">=</mo>
        <mi/>
      </mrow>
      <msub>
        <mo stretchy="false">Ω</mo>
        <mn>1</mn>
      </msub>
      <mrow>
        <mrow>
          <mo stretchy="false">(</mo>
          <mrow>
            <mi>t</mi>
          </mrow>
          <mo stretchy="false">)</mo>
        </mrow>
        <mo stretchy="false">⋅</mo>
        <mrow>
          <mo stretchy="false">(</mo>
          <mrow>
            <mrow>
              <mn>1</mn>
              <mo stretchy="false">−</mo>
              <mi>s</mi>
            </mrow>
          </mrow>
          <mo stretchy="false">)</mo>
        </mrow>
      </mrow>
      <mrow>
        <mi/>
        <mo stretchy="false">=</mo>
        <mi/>
      </mrow>
      <mrow>
        <mrow>
          <mfrac>
            <mrow>
              <msub>
                <mo stretchy="false">ω</mo>
                <mn>1</mn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sub>
                <mi>p</mi>
                <mi>п</mi>
              </msub>
            </mrow>
          </mfrac>
        </mrow>
        <mo stretchy="false">⋅</mo>
        <mrow>
          <mo stretchy="false">(</mo>
          <mrow>
            <mrow>
              <mn>1</mn>
              <mo stretchy="false">−</mo>
              <mi>s</mi>
            </mrow>
          </mrow>
          <mo stretchy="false">)</mo>
        </mrow>
      </mrow>
    </mrow>
    <annotation encoding="StarMath 5.0">%OMEGA(t) ~ =~ %OMEGA_1(t) cdot (1-s) ~=~ {{%omega_1(t)} over {p_п}} cdot (1-s)</annotation>
  </semantics>
</math>
</file>

<file path=Object 14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sub>
            <mi>p</mi>
            <mi>п</mi>
          </msub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p_п cdot left (
{%PSI_{%alpha c}(t) cdot i_{%beta c}(t) ~-~ %PSI_{%beta c}(t) cdot i_{%alpha c}(t)}
right )</annotation>
  </semantics>
</math>
</file>

<file path=Object 15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frac>
                <mn>3</mn>
                <mn>2</mn>
              </mfrac>
            </mrow>
            <mo stretchy="false">⋅</mo>
            <msub>
              <mi>p</mi>
              <mi>п</mi>
            </msub>
          </mrow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{3 over 2} cdot p_п cdot left (
{%PSI_{%alpha c}(t) cdot i_{%beta c}(t) ~-~ %PSI_{%beta c}(t) cdot i_{%alpha c}(t)}
right )</annotation>
  </semantics>
</math>
</file>

<file path=Object 16/content.xml><?xml version="1.0" encoding="utf-8"?>
<math xmlns="http://www.w3.org/1998/Math/MathML">
  <semantics>
    <mrow>
      <msub>
        <mi>U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U_{%alpha c}(t)</annotation>
  </semantics>
</math>
</file>

<file path=Object 17/content.xml><?xml version="1.0" encoding="utf-8"?>
<math xmlns="http://www.w3.org/1998/Math/MathML">
  <semantics>
    <mrow>
      <msub>
        <mi>M</mi>
        <mi mathvariant="italic">возм</mi>
      </msub>
      <mrow>
        <mo stretchy="false">(</mo>
        <mrow>
          <mi>t</mi>
        </mrow>
        <mo stretchy="false">)</mo>
      </mrow>
    </mrow>
    <annotation encoding="StarMath 5.0">M_возм(t)</annotation>
  </semantics>
</math>
</file>

<file path=Object 18/content.xml><?xml version="1.0" encoding="utf-8"?>
<math xmlns="http://www.w3.org/1998/Math/MathML">
  <semantics>
    <mrow>
      <msub>
        <mi>U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U_{%beta c}(t)</annotation>
  </semantics>
</math>
</file>

<file path=Object 19/content.xml><?xml version="1.0" encoding="utf-8"?>
<math xmlns="http://www.w3.org/1998/Math/MathML">
  <semantics>
    <mrow>
      <msub>
        <mi>Ф</mi>
        <mn>1</mn>
      </msub>
      <mrow>
        <mi/>
        <mo stretchy="false">=</mo>
        <mi/>
      </mrow>
      <msub>
        <mi>Ф</mi>
        <mn>10</mn>
      </msub>
      <mrow>
        <mi/>
        <mo stretchy="false">+</mo>
        <mi/>
      </mrow>
      <msub>
        <mi>Ф</mi>
        <mrow>
          <mn>1</mn>
          <mo stretchy="false">σ</mo>
        </mrow>
      </msub>
    </mrow>
    <annotation encoding="StarMath 5.0">Ф_1 ~=~ Ф_10 ~+~ Ф_{1 %sigma}</annotation>
  </semantics>
</math>
</file>

<file path=Object 2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20/content.xml><?xml version="1.0" encoding="utf-8"?>
<math xmlns="http://www.w3.org/1998/Math/MathML">
  <semantics>
    <mrow>
      <msub>
        <mi>Ф</mi>
        <mn>10</mn>
      </msub>
    </mrow>
    <annotation encoding="StarMath 5.0">Ф_10</annotation>
  </semantics>
</math>
</file>

<file path=Object 21/content.xml><?xml version="1.0" encoding="utf-8"?>
<math xmlns="http://www.w3.org/1998/Math/MathML">
  <semantics>
    <mrow>
      <msub>
        <mi>Ф</mi>
        <mrow>
          <mn>1</mn>
          <mo stretchy="false">σ</mo>
        </mrow>
      </msub>
    </mrow>
    <annotation encoding="StarMath 5.0">Ф_{1 %sigma}</annotation>
  </semantics>
</math>
</file>

<file path=Object 22/content.xml><?xml version="1.0" encoding="utf-8"?>
<math xmlns="http://www.w3.org/1998/Math/MathML">
  <semantics>
    <mrow>
      <msub>
        <mi>x</mi>
        <mn>1</mn>
      </msub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n>1</mn>
        </msub>
      </mrow>
      <mi>,</mi>
      <mi/>
      <msub>
        <mi>x</mi>
        <mrow>
          <mn>1</mn>
          <mo stretchy="false">σ</mo>
        </mrow>
      </msub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row>
            <mn>1</mn>
            <mo stretchy="false">σ</mo>
          </mrow>
        </msub>
      </mrow>
      <mi>,</mi>
      <mi/>
      <msub>
        <mi>x</mi>
        <mn>2</mn>
      </msub>
      <mi>'</mi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n>2</mn>
        </msub>
      </mrow>
      <mi>'</mi>
      <mi>,</mi>
      <mi/>
      <msub>
        <mi>x</mi>
        <mrow>
          <mn>2</mn>
          <mo stretchy="false">σ</mo>
        </mrow>
      </msub>
      <mi>'</mi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row>
            <mn>2</mn>
            <mo stretchy="false">σ</mo>
          </mrow>
        </msub>
      </mrow>
      <mi>'</mi>
    </mrow>
    <annotation encoding="StarMath 5.0">x_1          ~=~ %omega_1 cdot L_1 , ~
x_{1 %sigma} ~=~ %omega_1 cdot L_{1 %sigma },~
x_2'         ~=~ %omega_1 cdot L_2' , ~
x_{2 %sigma}'~=~ %omega_1 cdot L_{2 %sigma }'</annotation>
  </semantics>
</math>
</file>

<file path=Object 23/content.xml><?xml version="1.0" encoding="utf-8"?>
<math xmlns="http://www.w3.org/1998/Math/MathML">
  <semantics>
    <mrow>
      <msub>
        <mi>L</mi>
        <mn>10</mn>
      </msub>
      <mrow>
        <mi/>
        <mo stretchy="false">=</mo>
        <mi/>
      </mrow>
      <msub>
        <mi>L</mi>
        <mn>20</mn>
      </msub>
      <mi>'</mi>
      <mrow>
        <mi/>
        <mo stretchy="false">=</mo>
        <mi/>
      </mrow>
      <msub>
        <mi>L</mi>
        <mrow>
          <mn>12</mn>
        </mrow>
      </msub>
      <mi>'</mi>
      <mrow>
        <mi/>
        <mo stretchy="false">=</mo>
        <mi/>
      </mrow>
      <msub>
        <mi>L</mi>
        <mrow>
          <mn>21</mn>
        </mrow>
      </msub>
      <mi>'</mi>
      <mrow>
        <mi/>
        <mo stretchy="false">=</mo>
        <mi/>
      </mrow>
      <msub>
        <mi>L</mi>
        <mi>m</mi>
      </msub>
    </mrow>
    <annotation encoding="StarMath 5.0">L_10 ~=~ L_20 ' ~=~ L_{12}' ~=~ L_{21}' ~=~ L_m</annotation>
  </semantics>
</math>
</file>

<file path=Object 24/content.xml><?xml version="1.0" encoding="utf-8"?>
<math xmlns="http://www.w3.org/1998/Math/MathML">
  <semantics>
    <mrow>
      <msub>
        <mi>x</mi>
        <mn>10</mn>
      </msub>
      <mrow>
        <mi/>
        <mo stretchy="false">=</mo>
        <mi/>
      </mrow>
      <msub>
        <mi>x</mi>
        <mn>20</mn>
      </msub>
      <mi>'</mi>
      <mrow>
        <mi/>
        <mo stretchy="false">=</mo>
        <mi/>
      </mrow>
      <msub>
        <mi>x</mi>
        <mrow>
          <mn>12</mn>
        </mrow>
      </msub>
      <mi>'</mi>
      <mrow>
        <mi/>
        <mo stretchy="false">=</mo>
        <mi/>
      </mrow>
      <msub>
        <mi>x</mi>
        <mrow>
          <mn>21</mn>
        </mrow>
      </msub>
      <mi>'</mi>
      <mrow>
        <mi/>
        <mo stretchy="false">=</mo>
        <mi/>
      </mrow>
      <msub>
        <mi>x</mi>
        <mi>m</mi>
      </msub>
    </mrow>
    <annotation encoding="StarMath 5.0">x_10 ~=~ x_20 ' ~=~ x_{12}' ~=~ x_{21}' ~=~ x_m</annotation>
  </semantics>
</math>
</file>

<file path=Object 25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26/content.xml><?xml version="1.0" encoding="utf-8"?>
<math xmlns="http://www.w3.org/1998/Math/MathML">
  <semantics>
    <mrow>
      <msub>
        <mo stretchy="false">α</mo>
        <mi>c</mi>
      </msub>
      <mi>,</mi>
      <msub>
        <mo stretchy="false">β</mo>
        <mi>c</mi>
      </msub>
    </mrow>
    <annotation encoding="StarMath 5.0">%alpha_c , %beta_c</annotation>
  </semantics>
</math>
</file>

<file path=Object 27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 , ~
%PSI_{%beta c}(t) , ~
%PSI_{%alpha p}(t) , ~
%PSI_{%beta p}(t)</annotation>
  </semantics>
</math>
</file>

<file path=Object 28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29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3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30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e</mi>
                        <mrow>
                          <mo stretchy="false">β</mo>
                          <mi>p</mi>
                        </mrow>
                      </msub>
                      <mo stretchy="false">=</mo>
                      <mrow>
                        <mrow>
                          <msub>
                            <mo stretchy="false">Ω</mo>
                            <mn>1</mn>
                          </msub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</mrow>
                    <mo stretchy="false">=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row>
                      <msub>
                        <mi>e</mi>
                        <mrow>
                          <mo stretchy="false">α</mo>
                          <mi>p</mi>
                        </mrow>
                      </msub>
                      <mo stretchy="false">=</mo>
                      <mrow>
                        <mrow>
                          <mrow>
                            <mo stretchy="false">−</mo>
                            <msub>
                              <mo stretchy="false">Ω</mo>
                              <mn>1</mn>
                            </msub>
                          </mrow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</mrow>
                    <mo stretchy="false">=</mo>
                    <mrow>
                      <mrow>
                        <mo stretchy="false">−</mo>
                        <msub>
                          <mo stretchy="false">ω</mo>
                          <mn>1</mn>
                        </msub>
                      </mrow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i>;</mi>
                </mrow>
              </mtd>
            </mtr>
          </mtable>
        </mrow>
      </mrow>
    </mrow>
    <annotation encoding="StarMath 5.0">left lbrace stack { 
e_{%beta p} =%OMEGA_1 cdot p_п cdot %PSI_{%alpha p} = %omega_1 cdot %PSI_{%alpha p} , #
e_{%alpha p}=-%OMEGA_1 cdot p_п cdot %PSI_{%beta p} = - %omega_1 cdot %PSI_{%beta p} ;
} right none</annotation>
  </semantics>
</math>
</file>

<file path=Object 31/content.xml><?xml version="1.0" encoding="utf-8"?>
<math xmlns="http://www.w3.org/1998/Math/MathML">
  <semantics>
    <mrow>
      <msub>
        <mo stretchy="false">Ω</mo>
        <mn>1</mn>
      </msub>
    </mrow>
    <annotation encoding="StarMath 5.0">%OMEGA_1</annotation>
  </semantics>
</math>
</file>

<file path=Object 3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33/content.xml><?xml version="1.0" encoding="utf-8"?>
<math xmlns="http://www.w3.org/1998/Math/MathML">
  <semantics>
    <mrow>
      <msub>
        <mo stretchy="false">ω</mo>
        <mn>1</mn>
      </msub>
    </mrow>
    <annotation encoding="StarMath 5.0">%omega_1</annotation>
  </semantics>
</math>
</file>

<file path=Object 34/content.xml><?xml version="1.0" encoding="utf-8"?>
<math xmlns="http://www.w3.org/1998/Math/MathML">
  <semantics>
    <mrow>
      <mrow>
        <msub>
          <mo stretchy="false">Ω</mo>
          <mn>1</mn>
        </msub>
        <mo stretchy="false">=</mo>
        <mfrac>
          <mrow>
            <msub>
              <mo stretchy="false">ω</mo>
              <mn>1</mn>
            </msub>
          </mrow>
          <mrow>
            <msub>
              <mi>p</mi>
              <mi>п</mi>
            </msub>
          </mrow>
        </mfrac>
      </mrow>
    </mrow>
    <annotation encoding="StarMath 5.0">%OMEGA_1 = {%omega_1} over {p_п}</annotation>
  </semantics>
</math>
</file>

<file path=Object 35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36/content.xml><?xml version="1.0" encoding="utf-8"?>
<math xmlns="http://www.w3.org/1998/Math/MathML">
  <semantics>
    <mrow>
      <msub>
        <mi>R</mi>
        <mn>1</mn>
      </msub>
    </mrow>
    <annotation encoding="StarMath 5.0">R_1</annotation>
  </semantics>
</math>
</file>

<file path=Object 37/content.xml><?xml version="1.0" encoding="utf-8"?>
<math xmlns="http://www.w3.org/1998/Math/MathML">
  <semantics>
    <mrow>
      <msub>
        <mi>R</mi>
        <mn>2</mn>
      </msub>
    </mrow>
    <annotation encoding="StarMath 5.0">R_2</annotation>
  </semantics>
</math>
</file>

<file path=Object 38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39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4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40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41/content.xml><?xml version="1.0" encoding="utf-8"?>
<math xmlns="http://www.w3.org/1998/Math/MathML">
  <semantics>
    <mrow>
      <msub>
        <mi>J</mi>
        <mrow>
          <mo stretchy="false">Σ</mo>
        </mrow>
      </msub>
    </mrow>
    <annotation encoding="StarMath 5.0">J_{%SIGMA}</annotation>
  </semantics>
</math>
</file>

<file path=Object 4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43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44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45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46/content.xml><?xml version="1.0" encoding="utf-8"?>
<math xmlns="http://www.w3.org/1998/Math/MathML">
  <semantics>
    <mrow>
      <msub>
        <mi>x</mi>
        <mi>m</mi>
      </msub>
    </mrow>
    <annotation encoding="StarMath 5.0">x_m</annotation>
  </semantics>
</math>
</file>

<file path=Object 47/content.xml><?xml version="1.0" encoding="utf-8"?>
<math xmlns="http://www.w3.org/1998/Math/MathML">
  <semantics>
    <mrow>
      <msub>
        <mi>L</mi>
        <mrow>
          <mn>1</mn>
          <mo stretchy="false">σ</mo>
        </mrow>
      </msub>
    </mrow>
    <annotation encoding="StarMath 5.0">L_{1 %sigma}</annotation>
  </semantics>
</math>
</file>

<file path=Object 48/content.xml><?xml version="1.0" encoding="utf-8"?>
<math xmlns="http://www.w3.org/1998/Math/MathML">
  <semantics>
    <mrow>
      <msub>
        <mi>L</mi>
        <mrow>
          <mn>2</mn>
          <mo stretchy="false">σ</mo>
        </mrow>
      </msub>
      <mi>'</mi>
    </mrow>
    <annotation encoding="StarMath 5.0">L_{2 %sigma}'</annotation>
  </semantics>
</math>
</file>

<file path=Object 49/content.xml><?xml version="1.0" encoding="utf-8"?>
<math xmlns="http://www.w3.org/1998/Math/MathML">
  <semantics>
    <mrow>
      <mrow>
        <msub>
          <mi>L</mi>
          <mrow>
            <mn>10</mn>
          </mrow>
        </msub>
        <mo stretchy="false">=</mo>
        <msub>
          <mi>L</mi>
          <mi>m</mi>
        </msub>
      </mrow>
    </mrow>
    <annotation encoding="StarMath 5.0">L_{10} = L_m</annotation>
  </semantics>
</math>
</file>

<file path=Object 5/content.xml><?xml version="1.0" encoding="utf-8"?>
<math xmlns="http://www.w3.org/1998/Math/MathML">
  <semantics>
    <mrow>
      <msub>
        <mi>L</mi>
        <mn>1</mn>
      </msub>
      <mrow>
        <mi/>
        <mo stretchy="false">=</mo>
        <mi/>
      </mrow>
      <msub>
        <mi>L</mi>
        <mn>10</mn>
      </msub>
      <mrow>
        <mi/>
        <mo stretchy="false">+</mo>
        <mi/>
      </mrow>
      <msub>
        <mi>L</mi>
        <mrow>
          <mn>1</mn>
          <mo stretchy="false">σ</mo>
        </mrow>
      </msub>
      <mi>,</mi>
      <mi/>
      <msub>
        <mi>L</mi>
        <mn>2</mn>
      </msub>
      <mi>'</mi>
      <mrow>
        <mi/>
        <mo stretchy="false">=</mo>
        <mi/>
      </mrow>
      <msub>
        <mi>L</mi>
        <mn>20</mn>
      </msub>
      <mi>'</mi>
      <mrow>
        <mi/>
        <mo stretchy="false">+</mo>
        <mi/>
      </mrow>
      <msub>
        <mi>L</mi>
        <mrow>
          <mn>2</mn>
          <mo stretchy="false">σ</mo>
        </mrow>
      </msub>
      <mi>'</mi>
    </mrow>
    <annotation encoding="StarMath 5.0">L_1 ~=~ L_10 ~+~ L_{1 %sigma} , ~L_2' ~=~ L_20' ~+~ L_{2 %sigma}'</annotation>
  </semantics>
</math>
</file>

<file path=Object 50/content.xml><?xml version="1.0" encoding="utf-8"?>
<math xmlns="http://www.w3.org/1998/Math/MathML">
  <semantics>
    <mrow>
      <mrow>
        <msub>
          <mi>L</mi>
          <mrow>
            <mn>10</mn>
          </mrow>
        </msub>
        <mo stretchy="false">=</mo>
        <msub>
          <mi>L</mi>
          <mi>m</mi>
        </msub>
      </mrow>
    </mrow>
    <annotation encoding="StarMath 5.0">L_{10} = L_m</annotation>
  </semantics>
</math>
</file>

<file path=Object 51/content.xml><?xml version="1.0" encoding="utf-8"?>
<math xmlns="http://www.w3.org/1998/Math/MathML">
  <semantics>
    <mrow>
      <msub>
        <mi>L</mi>
        <mrow>
          <mn>12</mn>
        </mrow>
      </msub>
      <mrow>
        <mi>'</mi>
        <mo stretchy="false">=</mo>
        <msub>
          <mi>L</mi>
          <mrow>
            <mn>21</mn>
          </mrow>
        </msub>
      </mrow>
      <mrow>
        <mi>'</mi>
        <mo stretchy="false">=</mo>
        <msub>
          <mi>L</mi>
          <mi>m</mi>
        </msub>
      </mrow>
    </mrow>
    <annotation encoding="StarMath 5.0">L_{12}' = L_{21}' = L_m</annotation>
  </semantics>
</math>
</file>

<file path=Object 5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%PSI_{%alpha c}(t) cdot (L_{2 %sigma}+L_m) ~-~ %PSI_{%alpha p}(t) cdot L_m} over {L_{1 %sigma} cdot L_{2 %sigma} + L_{1 %sigma} cdot L_{m} + L_{2 %sigma} cdot L_{m}}, #
i_{%beta c}(t)  ~=~ {%PSI_{%beta  c}(t) cdot (L_{2 %sigma}+L_m) ~-~ %PSI_{%beta  p}(t) cdot L_m} over {L_{1 %sigma} cdot L_{2 %sigma} + L_{1 %sigma} cdot L_{m} + L_{2 %sigma} cdot L_{m}}, #
i_{%alpha p}(t) ~=~ {%PSI_{%alpha p}(t) cdot (L_{1 %sigma}+L_m) ~-~ %PSI_{%alpha c}(t) cdot L_m} over {L_{1 %sigma} cdot L_{2 %sigma} + L_{1 %sigma} cdot L_{m} + L_{2 %sigma} cdot L_{m}}, #
i_{%beta p}(t)  ~=~ {%PSI_{%beta  p}(t) cdot (L_{1 %sigma}+L_m) ~-~ %PSI_{%beta  c}(t) cdot L_m} over {L_{1 %sigma} cdot L_{2 %sigma} + L_{1 %sigma} cdot L_{m} + L_{2 %sigma} cdot L_{m}},
} right none</annotation>
  </semantics>
</math>
</file>

<file path=Object 53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frac>
                  <mn>1</mn>
                  <mn>2</mn>
                </mfrac>
              </mrow>
              <mo stretchy="false">⋅</mo>
              <msub>
                <mi>p</mi>
                <mi>п</mi>
              </msub>
            </mrow>
            <mo stretchy="false">⋅</mo>
            <msub>
              <mi>p</mi>
              <mi>f</mi>
            </msub>
          </mrow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{1 over 2} cdot p_п cdot p_f cdot left (
{%PSI_{%alpha c}(t) cdot i_{%beta c}(t) ~-~ %PSI_{%beta c}(t) cdot i_{%alpha c}(t)}
right )</annotation>
  </semantics>
</math>
</file>

<file path=Object 54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55/content.xml><?xml version="1.0" encoding="utf-8"?>
<math xmlns="http://www.w3.org/1998/Math/MathML">
  <semantics>
    <mrow>
      <mrow>
        <mi>D</mi>
        <mo stretchy="false">=</mo>
        <mrow>
          <mrow>
            <mrow>
              <mrow>
                <msub>
                  <mi>L</mi>
                  <mrow>
                    <mn>1</mn>
                    <mo stretchy="false">σ</mo>
                  </mrow>
                </msub>
                <mo stretchy="false">⋅</mo>
                <msub>
                  <mi>L</mi>
                  <mrow>
                    <mn>2</mn>
                    <mo stretchy="false">σ</mo>
                  </mrow>
                </msub>
              </mrow>
              <mo stretchy="false">+</mo>
              <mrow>
                <msub>
                  <mi>L</mi>
                  <mrow>
                    <mn>1</mn>
                    <mo stretchy="false">σ</mo>
                  </mrow>
                </msub>
                <mo stretchy="false">⋅</mo>
                <msub>
                  <mi>L</mi>
                  <mrow>
                    <mi>m</mi>
                  </mrow>
                </msub>
              </mrow>
            </mrow>
            <mo stretchy="false">+</mo>
            <mrow>
              <msub>
                <mi>L</mi>
                <mrow>
                  <mn>2</mn>
                  <mo stretchy="false">σ</mo>
                </mrow>
              </msub>
              <mo stretchy="false">⋅</mo>
              <msub>
                <mi>L</mi>
                <mrow>
                  <mi>m</mi>
                </mrow>
              </msub>
            </mrow>
          </mrow>
        </mrow>
      </mrow>
    </mrow>
    <annotation encoding="StarMath 5.0">D={L_{1 %sigma} cdot L_{2 %sigma} + L_{1 %sigma} cdot L_{m} + L_{2 %sigma} cdot L_{m}}</annotation>
  </semantics>
</math>
</file>

<file path=Object 5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row>
                    <mfrac>
                      <mrow>
                        <mrow>
                          <msub>
                            <mi>r</mi>
                            <mn>2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frac>
                        <mrow>
                          <mrow>
                            <msub>
                              <mi>r</mi>
                              <mn>2</mn>
                            </msub>
                            <mo stretchy="false">⋅</mo>
                            <msub>
                              <mi>L</mi>
                              <mi>m</mi>
                            </msub>
                          </mrow>
                        </mrow>
                        <mi>D</mi>
                      </mfrac>
                      <mo stretchy="false">⋅</mo>
                      <mrow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row>
                    <mfrac>
                      <mrow>
                        <mrow>
                          <msub>
                            <mi>r</mi>
                            <mn>2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frac>
                        <mrow>
                          <mrow>
                            <msub>
                              <mi>r</mi>
                              <mn>2</mn>
                            </msub>
                            <mo stretchy="false">⋅</mo>
                            <msub>
                              <mi>L</mi>
                              <mi>m</mi>
                            </msub>
                          </mrow>
                        </mrow>
                        <mi>D</mi>
                      </mfrac>
                      <mo stretchy="false">⋅</mo>
                      <mrow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o stretchy="false">Ω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 mathvariant="italic">dt</mi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row>
                        <mrow>
                          <msub>
                            <mi>J</mi>
                            <mo stretchy="false">Σ</mo>
                          </msub>
                          <mo stretchy="false">⋅</mo>
                          <mi>D</mi>
                        </mrow>
                      </mrow>
                    </mfrac>
                    <mo stretchy="false">⋅</mo>
                    <mfenced open="[" close="]">
                      <mrow>
                        <mrow>
                          <mrow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row>
                          <mi/>
                          <mo stretchy="false">−</mo>
                          <mi/>
                        </mrow>
                        <mrow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β</mo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</mfenced>
                  </mrow>
                  <mrow>
                    <mi/>
                    <mo stretchy="false">−</mo>
                    <mi/>
                  </mrow>
                  <mfrac>
                    <mrow>
                      <msub>
                        <mi>M</mi>
                        <mi mathvariant="italic">возм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J</mi>
                        <mrow>
                          <mo stretchy="false">Σ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i mathvariant="italic">dt</mi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n>.</mn>
                </mrow>
              </mtd>
            </mtr>
          </mtable>
        </mrow>
      </mrow>
    </mrow>
    <annotation encoding="StarMath 5.0">left lbrace stack { 
{d %PSI_{%alpha c} (t)} over {dt} ~=~ U_{%alpha c}(t) ~-~ {r_1 cdot (L_{2 %sigma}(t) ~+~ L_m)} over D cdot {%PSI_{%alpha c} (t)} ~+~ {r_1 cdot L_m} over D cdot {%PSI_{%alpha p} (t)} , #
{d %PSI_{%beta c} (t)} over {dt} ~=~ U_{%beta c}(t) ~-~ {r_1 cdot (L_{2 %sigma}(t) ~+~ L_m)} over D cdot {%PSI_{%beta c} (t)} ~+~ {r_1 cdot L_m} over D cdot {%PSI_{%beta p} (t)} , #
{d %PSI_{%alpha p} (t)} over {dt} ~=~ ~-~ {r_2 cdot (L_{1 %sigma}(t) ~+~ L_m)} over D cdot {%PSI_{%alpha p} (t)} ~+~ {r_2 cdot L_m} over D cdot {%PSI_{%alpha c} (t)} - %omega_1 cdot %PSI_{%beta p}(t), #
{d %PSI_{%beta p} (t)} over {dt} ~=~ ~-~ {r_2 cdot (L_{1 %sigma}(t) ~+~ L_m)} over D cdot {%PSI_{%beta p} (t)} ~+~ {r_2 cdot L_m} over D cdot {%PSI_{%beta c} (t)} - %omega_1 cdot %PSI_{%alpha p}(t), #
{d %OMEGA(t)} over dt ~=~ {p_п cdot L_m} over {J_%SIGMA cdot D} cdot left [ 
{%PSI_{%beta c}(t)} cdot {%PSI_{%alpha p}(t)}
~-~
{%PSI_{%alpha c}(t)} cdot {%PSI_{%beta p}(t)}
right ] ~-~ {M_возм(t)} over {J_{%SIGMA}} ,#
{d %theta (t)} over dt = %OMEGA(t) .
} right none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n>1</mn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n>1</mn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n>2</mn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n>2</mn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 { 
U_{%alpha c}(t) = r_1 cdot i_{%alpha c}(t) + {d %PSI_{%alpha c} (t)} over {dt} , #
U_{%beta  c}(t) = r_1 cdot i_{%beta  c}(t) + {d %PSI_{%beta  c} (t)} over {dt} , #
              0 = r_2 cdot i_{%alpha p}(t) + {d %PSI_{%alpha p} (t)} over {dt} - %omega_1 cdot %PSI_{%beta p} (t) , #
              0 = r_2 cdot i_{%beta  p}(t) + {d %PSI_{%beta p} (t)} over {dt} - %omega_1 cdot %PSI_{%alpha p} (t) ;
} right none</annotation>
  </semantics>
</math>
</file>

<file path=Object 7/content.xml><?xml version="1.0" encoding="utf-8"?>
<math xmlns="http://www.w3.org/1998/Math/MathML">
  <semantics>
    <mrow>
      <msub>
        <mi>r</mi>
        <mn>1</mn>
      </msub>
      <mi>,</mi>
      <mi/>
      <msub>
        <mi>r</mi>
        <mn>2</mn>
      </msub>
    </mrow>
    <annotation encoding="StarMath 5.0">r_1 , ~r_2</annotation>
  </semantics>
</math>
</file>

<file path=Object 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n>1</mn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n>1</mn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n>2</mn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n>2</mn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%PSI_{%alpha c}(t) = L_1 cdot i_{%alpha c}(t) + L_m cdot i_{%alpha p}(t) , #
%PSI_{%beta c}(t) = L_1 cdot i_{%beta c}(t) + L_m cdot i_{%beta p}(t) , #
%PSI_{%alpha p}(t) = L_m cdot i_{%alpha c}(t) + L_2 cdot i_{%alpha p}(t) , #
%PSI_{%beta p}(t) = L_m cdot i_{%beta c}(t) + L_2 cdot i_{%beta p}(t) ,
} right none</annotation>
  </semantics>
</math>
</file>

<file path=Object 9/content.xml><?xml version="1.0" encoding="utf-8"?>
<math xmlns="http://www.w3.org/1998/Math/MathML">
  <semantics>
    <mrow>
      <msub>
        <mi>L</mi>
        <mn>1</mn>
      </msub>
      <mi>,</mi>
      <mi/>
      <msub>
        <mi>L</mi>
        <mn>2</mn>
      </msub>
    </mrow>
    <annotation encoding="StarMath 5.0">L_1 , ~L_2</annotation>
  </semantics>
</math>
</file>